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d21fd" officeooo:paragraph-rsid="001d21fd" style:font-size-asian="14pt" style:font-weight-asian="bold" style:font-size-complex="16pt" style:font-weight-complex="bold"/>
    </style:style>
    <style:style style:name="P2" style:family="paragraph" style:parent-style-name="Standard">
      <style:text-properties officeooo:paragraph-rsid="001d21fd"/>
    </style:style>
    <style:style style:name="P3" style:family="paragraph" style:parent-style-name="Standard" style:list-style-name="L2">
      <style:text-properties officeooo:paragraph-rsid="001d21fd"/>
    </style:style>
    <style:style style:name="P4" style:family="paragraph" style:parent-style-name="Standard" style:list-style-name="L2">
      <style:text-properties officeooo:rsid="001d21fd" officeooo:paragraph-rsid="001d21fd"/>
    </style:style>
    <style:style style:name="P5" style:family="paragraph" style:parent-style-name="Standard" style:list-style-name="L2">
      <style:text-properties officeooo:rsid="001ec80e" officeooo:paragraph-rsid="001ec80e"/>
    </style:style>
    <style:style style:name="P6" style:family="paragraph" style:parent-style-name="Standard">
      <style:text-properties officeooo:rsid="001f8bea" officeooo:paragraph-rsid="001f8bea"/>
    </style:style>
    <style:style style:name="P7" style:family="paragraph" style:parent-style-name="Standard" style:list-style-name="L2">
      <style:text-properties officeooo:rsid="001f8bea" officeooo:paragraph-rsid="001f8bea"/>
    </style:style>
    <style:style style:name="P8" style:family="paragraph" style:parent-style-name="Standard" style:list-style-name="L4">
      <style:text-properties officeooo:rsid="001f8bea" officeooo:paragraph-rsid="001f8bea"/>
    </style:style>
    <style:style style:name="P9" style:family="paragraph" style:parent-style-name="Standard">
      <style:text-properties officeooo:paragraph-rsid="001f8bea"/>
    </style:style>
    <style:style style:name="P10" style:family="paragraph" style:parent-style-name="Standard">
      <style:text-properties style:text-underline-style="none" officeooo:rsid="001f8bea" officeooo:paragraph-rsid="0023bf73"/>
    </style:style>
    <style:style style:name="P11" style:family="paragraph" style:parent-style-name="Standard" style:list-style-name="L5">
      <style:text-properties style:text-underline-style="none" officeooo:rsid="0020f558" officeooo:paragraph-rsid="0020f558"/>
    </style:style>
    <style:style style:name="P12" style:family="paragraph" style:parent-style-name="Standard" style:list-style-name="L6">
      <style:text-properties officeooo:rsid="0023bf73" officeooo:paragraph-rsid="0023bf73"/>
    </style:style>
    <style:style style:name="P13" style:family="paragraph" style:parent-style-name="Standard">
      <style:paragraph-properties fo:break-before="page"/>
      <style:text-properties style:text-underline-style="none" officeooo:rsid="001f8bea" officeooo:paragraph-rsid="001f8bea"/>
    </style:style>
    <style:style style:name="P14" style:family="paragraph" style:parent-style-name="Header">
      <style:text-properties officeooo:rsid="001d21fd" officeooo:paragraph-rsid="001d21f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d21fd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d21fd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officeooo:rsid="001d21fd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solid" style:text-underline-width="auto" style:text-underline-color="font-color" fo:font-weight="normal" officeooo:rsid="001f8bea" style:font-size-asian="10.5pt" style:font-weight-asian="normal" style:font-size-complex="12pt" style:font-weight-complex="normal"/>
    </style:style>
    <style:style style:name="T8" style:family="text">
      <style:text-properties fo:font-size="14pt" style:font-size-complex="14pt"/>
    </style:style>
    <style:style style:name="T9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10" style:family="text">
      <style:text-properties style:text-position="0% 100%" fo:font-size="12pt" style:text-underline-style="none" fo:font-weight="normal" officeooo:rsid="001d21fd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style:text-underline-style="solid" style:text-underline-width="auto" style:text-underline-color="font-color" fo:font-weight="normal" officeooo:rsid="0020f558" style:font-size-asian="10.5pt" style:font-weight-asian="normal" style:font-size-complex="12pt" style:font-weight-complex="normal"/>
    </style:style>
    <style:style style:name="T12" style:family="text">
      <style:text-properties style:text-position="0% 100%" fo:font-size="12pt" style:text-underline-style="solid" style:text-underline-width="auto" style:text-underline-color="font-color" fo:font-weight="normal" officeooo:rsid="0023bf73" style:font-size-asian="10.5pt" style:font-weight-asian="normal" style:font-size-complex="12pt" style:font-weight-complex="normal"/>
    </style:style>
    <style:style style:name="T13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uebas Realizadas:</text:p>
      <text:p text:style-name="P1"><text:span text:style-name="T8"><text:tab/></text:span></text:p>
      <text:p text:style-name="P2"><text:span text:style-name="T4"><text:tab/></text:span><text:span text:style-name="T6">Pruebas con clientes manuales:</text:span></text:p>
      <text:list xml:id="list1450645525" text:style-name="L2">
        <text:list-item>
          <text:p text:style-name="P5"><text:span text:style-name="T2">La subasta transcurre con normalidad</text:span></text:p>
          <text:list>
            <text:list-item>
              <text:p text:style-name="P5"><text:span text:style-name="T2">L</text:span><text:span text:style-name="T1">as opciones de cada mensaje por parte del cliente se ejecutan tal y como se esperaba</text:span></text:p>
            </text:list-item>
          </text:list>
        </text:list-item>
        <text:list-item>
          <text:p text:style-name="P3"><text:span text:style-name="T2">Se ha verificado que los clientes conecten correctamente en cualquier momento de la subasta.</text:span></text:p>
        </text:list-item>
        <text:list-item>
          <text:p text:style-name="P3"><text:span text:style-name="T2">Se ha verificado que los clientes se desconecten correctamente en cualquier momento de la subasta</text:span></text:p>
        </text:list-item>
        <text:list-item>
          <text:p text:style-name="P4"><text:span text:style-name="T1">La ausencia de un cliente no impide que el proceso de la subasta continúe correctamente.</text:span></text:p>
          <text:list>
            <text:list-item>
              <text:p text:style-name="P4"><text:span text:style-name="T1">Este problema se solucionó con un hilo que provoca el envío de la subasta cada un cierto tiempo (5s).</text:span></text:p>
            </text:list-item>
            <text:list-item>
              <text:p text:style-name="P4"><text:span text:style-name="T1">Los clientes que no contestan a tiempo y desean hacerlo más adelante, se les mantiene a la espera de que se genere una nueva subasta.</text:span></text:p>
            </text:list-item>
          </text:list>
        </text:list-item>
        <text:list-item>
          <text:p text:style-name="P4"><text:span text:style-name="T1">La desconexión de un cliente no afecta al funcionamiento de la subasta.</text:span></text:p>
          <text:list>
            <text:list-item>
              <text:p text:style-name="P4"><text:span text:style-name="T1">Si al recibir/enviar un mensaje a un cliente, se emite por salida estándar de error un mensaje.</text:span></text:p>
            </text:list-item>
          </text:list>
        </text:list-item>
        <text:list-item>
          <text:p text:style-name="P4"><text:span text:style-name="T1">Ante un cliente que no ha contestado hasta que la subasta ha finalizado, el servidor cierra correctamente.</text:span></text:p>
          <text:list>
            <text:list-item>
              <text:p text:style-name="P4"><text:span text:style-name="T1">Se fuerza el cierre tras un cierto tiempo (15s) de cortesía.</text:span></text:p>
            </text:list-item>
          </text:list>
        </text:list-item>
      </text:list>
      <text:p text:style-name="P6"><text:span text:style-name="T1"/></text:p>
      <text:p text:style-name="P9"><text:span text:style-name="T4"><text:tab/></text:span><text:span text:style-name="T6">Pruebas con clientes </text:span><text:span text:style-name="T7">automáticos</text:span><text:span text:style-name="T6">:</text:span></text:p>
      <text:list xml:id="list205113153345297" text:continue-numbering="true" text:style-name="L2">
        <text:list-item>
          <text:p text:style-name="P7"><text:span text:style-name="T2">S</text:span><text:span text:style-name="T1">e ha verificado la normalidad del funcionamiento de todos los módulos hasta con 20 Clientes.</text:span></text:p>
        </text:list-item>
      </text:list>
      <text:p text:style-name="P6"><text:span text:style-name="T1"/></text:p>
      <text:p text:style-name="P6"><text:span text:style-name="T1"><text:tab/></text:span><text:span text:style-name="T5">Pruebas gestor de vallas</text:span><text:span text:style-name="T6">:</text:span></text:p>
      <text:list xml:id="list3007116454" text:style-name="L4">
        <text:list-item>
          <text:p text:style-name="P8"><text:span text:style-name="T3">Se ha verificado que las imágenes se muestras hasta que la cola este vacía y el administrador haya cerrado el servicio</text:span></text:p>
        </text:list-item>
        <text:list-item>
          <text:p text:style-name="P8"><text:span text:style-name="T3">Se ha verificado que las imágenes se muestren en orden según llegada (FIFO)</text:span></text:p>
        </text:list-item>
        <text:list-item>
          <text:p text:style-name="P8"><text:span text:style-name="T3">Se verifica que se cumplan los tiempos de mostrado</text:span></text:p>
        </text:list-item>
        <text:list-item>
          <text:p text:style-name="P8"><text:span text:style-name="T3">Mala respuesta ante desconexión de la red durante la descarga de imágenes</text:span></text:p>
        </text:list-item>
      </text:list>
      <text:p text:style-name="P6"><text:span text:style-name="T3"/></text:p>
      <text:p text:style-name="P6"><text:span text:style-name="T3"><text:tab/></text:span><text:span text:style-name="T11">Pruebas administrador:</text:span></text:p>
      <text:list xml:id="list2118878730" text:style-name="L5">
        <text:list-item>
          <text:p text:style-name="P11"><text:span text:style-name="T13">El proceso genera los procesos y se comunica correctamente entre ellos correctamente</text:span></text:p>
        </text:list-item>
        <text:list-item>
          <text:p text:style-name="P11"><text:span text:style-name="T13">El proceso muestra siempre un menú de opciones para mostrar estadísticas por salida estandar.</text:span></text:p>
          <text:list>
            <text:list-item>
              <text:p text:style-name="P11"><text:span text:style-name="T13">El proceso sólo requiere leer 1 carácter, pero funciona perfectamente leyendo hasta 4 aunque no se reconozca la entrada</text:span></text:p>
            </text:list-item>
            <text:list-item>
              <text:p text:style-name="P11"><text:span text:style-name="T13">El proceso acepta cualquier tipo de caracteres aunque el menú sólo pida enteros</text:span></text:p>
            </text:list-item>
          </text:list>
        </text:list-item>
        <text:list-item>
          <text:p text:style-name="P11"><text:span text:style-name="T13">Se verificado la correcta finalización ordenada del programa</text:span></text:p>
          <text:list>
            <text:list-item>
              <text:p text:style-name="P11"><text:span text:style-name="T13">Mientras se terminan de mostrar imágenes se puede seguir mostrando y accediendo al menú.</text:span></text:p>
            </text:list-item>
          </text:list>
          <text:p text:style-name="P11"><text:span text:style-name="T13"/></text:p>
        </text:list-item>
      </text:list>
      <text:p text:style-name="P13"><text:span text:style-name="T2"><text:tab/></text:span></text:p>
      <text:p text:style-name="P10"><text:span text:style-name="T2"><text:tab/></text:span><text:span text:style-name="T11">Pruebas </text:span><text:span text:style-name="T12">clientes manuales</text:span><text:span text:style-name="T11">:</text:span></text:p>
      <text:list xml:id="list1731583825" text:style-name="L6">
        <text:list-item>
          <text:p text:style-name="P12"><text:span text:style-name="T10">E</text:span><text:span text:style-name="T9">l proceso se conecta con el servidor “localhost” correctamente</text:span></text:p>
        </text:list-item>
        <text:list-item>
          <text:p text:style-name="P12"><text:span text:style-name="T9">El proceso se conecta con el servidor en red local correctamente</text:span></text:p>
        </text:list-item>
        <text:list-item>
          <text:p text:style-name="P12"><text:span text:style-name="T9">El proceso funciona con normalidad durante las subastas</text:span></text:p>
        </text:list-item>
        <text:list-item>
          <text:p text:style-name="P12"><text:span text:style-name="T9">El proceso espera a que comience una nueva subasta siempre que sea necesario</text:span></text:p>
        </text:list-item>
        <text:list-item>
          <text:p text:style-name="P12"><text:span text:style-name="T9">El proceso no finaliza si el cliente deja de escribir por entrada estándar los mensaje cuando se le pide.</text:span></text:p>
        </text:list-item>
        <text:list-item>
          <text:p text:style-name="P12"><text:span text:style-name="T9">Reconoce perfectamente si el cliente ha ganado para pedir una url válida</text:span></text:p>
          <text:list>
            <text:list-item>
              <text:p text:style-name="P12"><text:span text:style-name="T9">Se le han añadido un vector de imágenes y la opción de seleccionar una aleatoria si eres ganador.</text:span></text:p>
            </text:list-item>
            <text:list-item>
              <text:p text:style-name="P12"><text:span text:style-name="T9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21fd" officeooo:paragraph-rsid="001d21fd"/>
    </style:style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ero 2018<text:tab/>Trabajo práctico 6 PSCD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03:35.412585019</meta:creation-date>
    <meta:generator>LibreOffice/5.4.2.2$Linux_X86_64 LibreOffice_project/40m0$Build-2</meta:generator>
    <dc:date>2018-01-14T20:51:11.027609790</dc:date>
    <meta:editing-duration>PT21M7S</meta:editing-duration>
    <meta:editing-cycles>5</meta:editing-cycles>
    <meta:document-statistic meta:table-count="0" meta:image-count="0" meta:object-count="0" meta:page-count="2" meta:paragraph-count="40" meta:word-count="462" meta:character-count="2656" meta:non-whitespace-character-count="2253"/>
  </office:meta>
</office:document-meta>
</file>